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P1" style:family="paragraph" style:parent-style-name="Header">
      <style:text-properties officeooo:rsid="001bebc8" officeooo:paragraph-rsid="001bebc8"/>
    </style:style>
    <style:style style:name="P2" style:family="paragraph" style:parent-style-name="Table_20_Contents">
      <style:text-properties style:font-name="Calibri" officeooo:rsid="001c4675" officeooo:paragraph-rsid="001c4675"/>
    </style:style>
    <style:style style:name="P3" style:family="paragraph" style:parent-style-name="Footer">
      <style:text-properties fo:language="en" fo:country="US" officeooo:rsid="000ec534" officeooo:paragraph-rsid="000ec534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P6" style:family="paragraph" style:parent-style-name="Header">
      <style:paragraph-properties fo:text-align="center" style:justify-single-word="false"/>
      <style:text-properties officeooo:rsid="000ad8ec" officeooo:paragraph-rsid="000ad8ec"/>
    </style:style>
    <style:style style:name="T1" style:family="text">
      <style:text-properties officeooo:rsid="001ae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avid CLM" svg:font-family="'David CLM'"/>
    <style:font-face style:name="David CLM1" svg:font-family="'David CLM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text-align="end"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L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398in" fo:margin-top="0.0799in" fo:margin-bottom="0in" style:contextual-spacing="false" fo:text-align="end" style:justify-single-word="false"/>
      <style:text-properties fo:color="#000000" loext:opacity="10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c2078" style:font-name-complex="Calibri" style:font-family-complex="Calibri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" style:font-family-complex="'David CLM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8pt" fo:font-weight="bold" officeooo:rsid="000ec534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officeooo:rsid="000ec534" style:font-size-asian="16pt" style:font-weight-asian="bold" style:font-name-complex="Calibri" style:font-family-complex="Calibri" style:font-family-generic-complex="swiss" style:font-pitch-complex="variable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Calibri" fo:font-family="Calibri" style:font-family-generic="swiss" style:font-pitch="variable" fo:language="en" fo:country="US" officeooo:rsid="000ec534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top="0.0799in" fo:margin-bottom="0in" style:contextual-spacing="false" fo:orphans="0" fo:widows="0" text:number-lines="false" text:line-number="0"/>
    </style:style>
    <style:style style:name="ltr" style:family="paragraph" style:parent-style-name="Standard">
      <style:paragraph-properties fo:text-align="start" style:justify-single-word="false"/>
      <style:text-properties style:font-name="Calibri" fo:font-family="Calibri" style:font-family-generic="swiss" style:font-pitch="variable"/>
    </style:style>
    <style:style style:name="sign" style:family="paragraph" style:parent-style-name="Standard">
      <style:paragraph-properties fo:margin-left="5.1902in"/>
      <style:text-properties style:font-name="Calibri" fo:font-family="Calibri" style:font-family-generic="swiss" style:font-pitch="variable" officeooo:rsid="001c2078" style:font-name-asian="Calibri1" style:font-family-asian="Calibri" style:font-style-name-asian="Regular" style:font-family-generic-asian="swiss" style:font-pitch-asian="variable" style:font-name-complex="Calibri" style:font-family-complex="Calibri" style:font-family-generic-complex="swiss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5f_table" style:display-name="header_table" style:family="paragraph" style:parent-style-name="Table_20_Contents">
      <style:paragraph-properties fo:margin-top="0in" fo:margin-bottom="0in" style:contextual-spacing="false"/>
      <style:text-properties style:font-name="Calibri" fo:font-family="Calibri" style:font-family-generic="swiss" style:font-pitch="variable" officeooo:rsid="001c207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20123" number:language="he" number:country="IL">
      <number:day number:style="long"/>
      <number:text>.</number:text>
      <number:month number:style="long"/>
      <number:text>.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4.6042in" fo:margin-left="2.0979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3.9792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font-size="11pt" officeooo:rsid="001bebc8" officeooo:paragraph-rsid="001bebc8" style:font-size-asian="9.60000038146973pt" style:font-size-complex="11pt"/>
    </style:style>
    <style:style style:name="MP2" style:family="paragraph" style:parent-style-name="Header">
      <style:paragraph-properties fo:text-align="center" style:justify-single-word="false"/>
      <style:text-properties officeooo:rsid="000ad8ec" officeooo:paragraph-rsid="000ad8ec"/>
    </style:style>
    <style:style style:name="MP3" style:family="paragraph" style:parent-style-name="Table_20_Contents">
      <style:text-properties style:font-name="Calibri" officeooo:rsid="001c4675" officeooo:paragraph-rsid="001c4675"/>
    </style:style>
    <style:style style:name="MP4" style:family="paragraph" style:parent-style-name="Header">
      <style:text-properties officeooo:rsid="001bebc8" officeooo:paragraph-rsid="001bebc8"/>
    </style:style>
    <style:style style:name="MP5" style:family="paragraph" style:parent-style-name="Footer">
      <style:text-properties fo:language="en" fo:country="US" officeooo:rsid="000ec534" officeooo:paragraph-rsid="000ec534"/>
    </style:style>
    <style:style style:name="MT1" style:family="text">
      <style:text-properties officeooo:rsid="001aebdb"/>
    </style:style>
    <style:page-layout style:name="Mpm1">
      <style:page-layout-properties fo:page-width="8.2681in" fo:page-height="11.6929in" style:num-format="1" style:print-orientation="portrait" fo:margin-top="0.3543in" fo:margin-bottom="0.313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>
        <style:header-footer-properties svg:height="1.7516in" fo:margin-left="0in" fo:margin-right="0in" fo:margin-bottom="0.1965in" fo:background-color="transparent" draw:fill="none" draw:fill-color="#729fcf"/>
      </style:header-style>
      <style:footer-style>
        <style:header-footer-properties svg:height="0.4945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date style:data-style-name="N20123" text:date-value="2024-06-27T16:17:47.231456469">27.06.24</text:date></text:p>
        <text:p text:style-name="MP2">שם חברה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ע.פ:</text:p>
            </table:table-cell>
            <table:table-cell table:style-name="Table2.A1" office:value-type="string">
              <text:p text:style-name="MP3"/>
            </table:table-cell>
          </table:table-row>
          <table:table-row>
            <table:table-cell table:style-name="Table2.A1" office:value-type="string">
              <text:p text:style-name="MP3">טלפון:</text:p>
            </table:table-cell>
            <table:table-cell table:style-name="Table2.A1" office:value-type="string">
              <text:p text:style-name="MP3"/>
            </table:table-cell>
          </table:table-row>
          <table:table-row>
            <table:table-cell table:style-name="Table2.A1" office:value-type="string">
              <text:p text:style-name="MP3">דוא"ל:</text:p>
            </table:table-cell>
            <table:table-cell table:style-name="Table2.A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MT1">דף </text:span><text:span text:style-name="MT1"><text:page-number text:select-page="current">1</text:page-number></text:span><text:span text:style-name="MT1"><text:s text:c="2"/>מתוך </text:span><text:page-count>1</text:page-count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17:51:25.741668001</meta:creation-date>
    <meta:editing-duration>P0D</meta:editing-duration>
    <meta:editing-cycles>1</meta:editing-cycles>
    <meta:generator>LibreOffice/24.2.4.2$Linux_X86_64 LibreOffice_project/51a6219feb6075d9a4c46691dcfe0cd9c4fff3c2</meta:generator>
    <meta:document-statistic meta:table-count="1" meta:image-count="0" meta:object-count="0" meta:page-count="1" meta:paragraph-count="6" meta:word-count="10" meta:character-count="44" meta:non-whitespace-character-count="38"/>
  </office:meta>
</office:document-meta>
</file>